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buntu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Ubuntu" fo:font-size="12pt" fo:font-weight="normal" officeooo:rsid="000376a7" officeooo:paragraph-rsid="000376a7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Ubuntu" fo:font-size="12pt" fo:font-weight="normal" officeooo:rsid="0004d3b7" officeooo:paragraph-rsid="0004d3b7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Ubuntu" fo:font-size="12pt" fo:font-weight="normal" officeooo:rsid="00053ba0" officeooo:paragraph-rsid="00053ba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" fo:font-size="12pt" fo:font-style="italic" fo:font-weight="normal" officeooo:rsid="0004d3b7" officeooo:paragraph-rsid="0004d3b7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style:font-name="Ubuntu" fo:font-size="12pt" fo:font-style="italic" fo:font-weight="bold" officeooo:rsid="0004d3b7" officeooo:paragraph-rsid="0004d3b7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text-properties style:font-name="Ubuntu" fo:font-size="12pt" fo:font-style="normal" fo:font-weight="normal" officeooo:rsid="00053ba0" officeooo:paragraph-rsid="00053ba0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style:font-name="Ubuntu" fo:font-size="12pt" fo:font-style="normal" fo:font-weight="normal" officeooo:rsid="00053ba0" officeooo:paragraph-rsid="0007af47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style:font-name="Ubuntu" fo:font-size="12pt" fo:font-style="normal" fo:font-weight="normal" officeooo:rsid="000862a9" officeooo:paragraph-rsid="000862a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style:font-name="Ubuntu" fo:font-size="15pt" fo:font-weight="bold" officeooo:rsid="000170f2" style:font-size-asian="15pt" style:font-weight-asian="bold" style:font-size-complex="15pt" style:font-weight-complex="bold"/>
    </style:style>
    <style:style style:name="P11" style:family="paragraph" style:parent-style-name="Standard">
      <style:text-properties style:font-name="Ubuntu" fo:font-size="15pt" fo:font-weight="bold" officeooo:rsid="000170f2" officeooo:paragraph-rsid="000170f2" style:font-size-asian="15pt" style:font-weight-asian="bold" style:font-size-complex="15pt" style:font-weight-complex="bold"/>
    </style:style>
    <style:style style:name="P12" style:family="paragraph" style:parent-style-name="Standard">
      <style:text-properties style:font-name="Ubuntu" fo:font-size="12pt" fo:font-style="normal" fo:font-weight="normal" officeooo:rsid="0007af47" officeooo:paragraph-rsid="0007af4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Ubuntu" fo:font-size="12pt" fo:font-style="normal" fo:font-weight="normal" officeooo:rsid="00094eb4" officeooo:paragraph-rsid="00094eb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font-name="Ubuntu" fo:font-size="12pt" fo:font-style="normal" fo:font-weight="normal" officeooo:rsid="00053ba0" officeooo:paragraph-rsid="00053ba0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style:font-name="Ubuntu" fo:font-size="12pt" fo:font-style="normal" fo:font-weight="bold" officeooo:rsid="0007af47" officeooo:paragraph-rsid="000862a9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text-properties style:font-name="Ubuntu" fo:font-size="12pt" fo:font-style="normal" fo:font-weight="bold" officeooo:rsid="0007af47" officeooo:paragraph-rsid="0007af47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text-properties style:font-name="Ubuntu" fo:font-size="12pt" fo:font-style="normal" fo:font-weight="bold" officeooo:rsid="000862a9" officeooo:paragraph-rsid="000862a9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text-properties style:font-name="Ubuntu" fo:font-size="12pt" fo:font-style="normal" fo:font-weight="bold" officeooo:rsid="00094eb4" officeooo:paragraph-rsid="00094eb4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style:font-name="Ubuntu" fo:font-size="15pt" fo:font-weight="bold" officeooo:rsid="000170f2" officeooo:paragraph-rsid="000170f2" style:font-size-asian="15pt" style:font-weight-asian="bold" style:font-size-complex="15pt" style:font-weight-complex="bold"/>
    </style:style>
    <style:style style:name="P20" style:family="paragraph" style:parent-style-name="Standard">
      <style:text-properties style:font-name="Ubuntu" fo:font-size="15pt" fo:font-style="normal" fo:font-weight="bold" officeooo:rsid="000170f2" officeooo:paragraph-rsid="000a02cd" style:font-size-asian="15pt" style:font-style-asian="normal" style:font-weight-asian="bold" style:font-size-complex="15pt" style:font-style-complex="normal" style:font-weight-complex="bold"/>
    </style:style>
    <style:style style:name="P21" style:family="paragraph" style:parent-style-name="Standard">
      <style:text-properties style:font-name="Ubuntu" fo:font-size="15pt" fo:font-style="normal" fo:font-weight="bold" officeooo:rsid="000170f2" officeooo:paragraph-rsid="000a6fa9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officeooo:rsid="000170f2"/>
    </style:style>
    <style:style style:name="T2" style:family="text">
      <style:text-properties officeooo:rsid="0004d3b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7af47"/>
    </style:style>
    <style:style style:name="T5" style:family="text">
      <style:text-properties officeooo:rsid="000862a9"/>
    </style:style>
    <style:style style:name="T6" style:family="text">
      <style:text-properties officeooo:rsid="000a02cd"/>
    </style:style>
    <style:style style:name="T7" style:family="text">
      <style:text-properties officeooo:rsid="000a6f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ítulo 0<text:span text:style-name="T1">2</text:span> – <text:span text:style-name="T1">Recursão</text:span></text:p>
      <text:p text:style-name="P1"/>
      <text:p text:style-name="P2">Dentro de Ciência da Computação, quando há uma rotina(função ou método) que se auto-invoca, dizemos então que temos uma rotina recursiva. Mas então, como tratar recursividade? <text:span text:style-name="T2">R</text:span>ecursividade é um caminho/ferramenta abstrata que você vi<text:span text:style-name="T2">a</text:span> ultlizar (ou não) dependendo da situação <text:span text:style-name="T2">para tratar problemas em que cada instância contém uma instância menor do mesmo problema( lógica recursiva).</text:span></text:p>
      <text:p text:style-name="P4">Note que há uma desvantagem em usar esse tipo de algoritmo, pois ele utiliza bastante memória( se comparado a outros algoritmos), usando um grande número de pilhas.</text:p>
      <text:p text:style-name="P2"/>
      <text:p text:style-name="P10">2.1 Algoritmos Recursivos </text:p>
      <text:p text:style-name="P3">Algoritmos recursivos resolvem problemas recursivos que possuem a lógica já citada, o algortimos segue a seguinte lógica:</text:p>
      <text:p text:style-name="P3"/>
      <text:p text:style-name="P5"><text:span text:style-name="T3">se</text:span> a instância em questão é pequena</text:p>
      <text:p text:style-name="P5"><text:tab/>- resolva diretamente <text:s/>( use força bruta se nescessário) ;</text:p>
      <text:p text:style-name="P6">senão, </text:p>
      <text:p text:style-name="P5"><text:tab/>- redusa-a a uma instância menor do mesmo problema;</text:p>
      <text:p text:style-name="P5"><text:tab/>- aplique aoo método á instância menor;</text:p>
      <text:p text:style-name="P5"><text:tab/>- e volte á instância original.</text:p>
      <text:p text:style-name="P7"/>
      <text:p text:style-name="P9">Nós chamamos de trivial a menor instância do problema.</text:p>
      <text:p text:style-name="P7"/>
      <text:p text:style-name="P20">2.<text:span text:style-name="T6">2</text:span> <text:span text:style-name="T7">Fatorial e Fibonacci</text:span></text:p>
      <text:p text:style-name="P8">Um exemplo bem comum é o de encontrar um fatorial. <text:span text:style-name="T4">Um fatorial pode ser escrito da seguinte maneira: n * n-1 * n-2 * n-3 * … * 2 * 1. Nosso trabalho aqui é encontrar uma instância menor, aplicar o método à essa instância menor e voltar a instância original. </text:span></text:p>
      <text:p text:style-name="P8"/>
      <text:p text:style-name="P12">Note o que acontece para n=4 :</text:p>
      <text:p text:style-name="P16">4! = 4 * 3!</text:p>
      <text:p text:style-name="P16"><text:tab/> <text:s/>3! = 3 * 2!</text:p>
      <text:p text:style-name="P16"><text:tab/><text:tab/> <text:s text:c="3"/>2! = 2 * 1!</text:p>
      <text:p text:style-name="P16"><text:tab/><text:tab/><text:tab/> <text:s text:c="5"/>1! = 1 * 0!</text:p>
      <text:p text:style-name="P16"><text:tab/><text:tab/><text:tab/><text:tab/> <text:s text:c="7"/>0! = 1</text:p>
      <text:p text:style-name="P17"/>
      <text:p text:style-name="P9">Até esse ponto o computador foi buscando dentro de instâncias menores o valor. Apartir daqui como ele encontrou o valor da menor instância ele pode voltar “respondendo” a cada chamada, assim ele volta a instância original com a resposta: </text:p>
      <text:p text:style-name="P15">4! = 4 * 3!</text:p>
      <text:p text:style-name="P15"><text:tab/> <text:s/>3! = 3 * 2!</text:p>
      <text:p text:style-name="P15"><text:tab/><text:tab/> <text:s text:c="3"/>2! = 2 * 1!</text:p>
      <text:p text:style-name="P15"><text:tab/><text:tab/><text:tab/> <text:s text:c="5"/>1! = 1 * 0!</text:p>
      <text:p text:style-name="P15"><text:tab/><text:tab/><text:tab/><text:tab/> <text:s text:c="7"/>0! = 1</text:p>
      <text:p text:style-name="P15"><text:tab/><text:tab/><text:tab/> <text:s text:c="6"/><text:span text:style-name="T5">1! = 1</text:span></text:p>
      <text:p text:style-name="P15"><text:tab/><text:tab/> <text:s text:c="4"/><text:span text:style-name="T5">2! = 2</text:span></text:p>
      <text:p text:style-name="P15"><text:tab/> <text:s/><text:span text:style-name="T5">3! = 6</text:span></text:p>
      <text:p text:style-name="P17">4! = 24<text:span text:style-name="T4"> <text:s text:c="3"/></text:span></text:p>
      <text:p text:style-name="P18"/>
      <text:p text:style-name="P13">Basicamente essa é a lógica recursiva. Vejamos mais exemplos: </text:p>
      <text:p text:style-name="P20"/>
      <text:p text:style-name="P21">2.<text:span text:style-name="T6">3</text:span> <text:span text:style-name="T6">Torre de Hanoi e Máximo Divisor Comum</text:span></text:p>
      <text:p text:style-name="P2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2T10:03:56.206771261</meta:creation-date>
    <dc:date>2021-05-07T16:23:33.793664225</dc:date>
    <meta:editing-duration>PT1H3M44S</meta:editing-duration>
    <meta:editing-cycles>6</meta:editing-cycles>
    <meta:generator>LibreOffice/6.1.5.2$Linux_X86_64 LibreOffice_project/10$Build-2</meta:generator>
    <meta:document-statistic meta:table-count="0" meta:image-count="0" meta:object-count="0" meta:page-count="2" meta:paragraph-count="32" meta:word-count="331" meta:character-count="1859" meta:non-whitespace-character-count="1465"/>
  </office:meta>
</office:document-meta>
</file>